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In contrast to this character, Wise Blood portrays Hazel’s foil, an eighteenyear-old boy called Enoch Emery who works in a zoo and becomes obsessed with a “dead shriveled-up part-nigger dwarf” (WB, 120), a mummified figure shown in the city’s museum. One day, Enoch steals the mummy and offers it to Hazel as “the new jesus,” the idol that the Church Without Christ needs but which Hazel rejects and destroys. After a series of solitary, erratic moves, Enoch stabs a man disguised as Gonga – the “Giant Jungle Monarch” (WB, 121) – to promote a film, steals his gorilla costume, buries his own clothes – not noticing that he was “burying his former self” (WB, 135) – and puts on the stolen costume. As the narrator says: “No gorilla in existence, whether in the jungles of Africa or California, or in New York City in the finest apartments in the world, was happier at that moment than this one, whose god had finally rewarded it” (WB, 136).</text:p>
      <text:p text:style-name="Text_20_body">In different ways, the narrative portrays Enoch’s degradation and his progressive descent into bestiality. Proud of his wise blood, he thinks he’s destined for a great mission; he wants “to be THE new man of the future,” and “to see a line of people waiting to shake his hand” (WB, 131). In fact, he is just a lonely and alienated youth, “given to stealing,” with “a fondness for Supermarkets” (WB, 89), and fascinated by the sensationalism on display at the movie theaters.</text:p>
      <text:p text:style-name="Text_20_body">As could be expected, the subject-matter of the films on show mirrors the violence and freakishness of the novel’s plot: after seeing a poster that shows “a monster stuffing a young woman into an incinerator,” Enoch cannot resist watching three pictures in succession. The first is about a scientist named “The Eye” who can mutilate and steal body parts by remote control; the second, about life “at Devil’s Island Penitentiary”; the third, “about a baboon named Lonnie who rescued attractive children from a burning orphanage” (WB, 95). Already a thief, Enoch does not become a scientist, but chooses to turn into an ape, trying to imitate the popularity of Gonga and Lonnie. However, rather than attract people’s attention and affection, Enoch only causes them to flee in terrorat his sight. Mimicking the looks of the mummified figure, he has dwarfed himself into an “it,” “hideous and black” (WB, 136).</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